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undina Sans" svg:font-family="'Arundina Sans'" style:font-family-generic="swiss" style:font-pitch="variable"/>
    <style:font-face style:name="DejaVu Sans" svg:font-family="'DejaVu Sans'" style:font-family-generic="system" style:font-pitch="variable"/>
    <style:font-face style:name="FontAwesome" svg:font-family="FontAwesom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AMS" svg:font-family="MathJax_AMS" style:font-pitch="variable"/>
    <style:font-face style:name="Noto Color Emoji" svg:font-family="'Noto Color Emoji'" style:font-pitch="fixed"/>
    <style:font-face style:name="Noto Sans Arabic ExtBd" svg:font-family="'Noto Sans Arabic ExtBd'" style:font-family-generic="swiss" style:font-pitch="variable"/>
    <style:font-face style:name="Noto Sans Sinhala" svg:font-family="'Noto Sans Sinhala'" style:font-family-generic="swiss" style:font-pitch="variable"/>
    <style:font-face style:name="Noto Serif CJK HK" svg:font-family="'Noto Serif CJK HK'" style:font-family-generic="roman" style:font-pitch="variable"/>
  </office:font-face-decls>
  <office:automatic-styles>
    <style:style style:name="P1" style:family="paragraph" style:parent-style-name="Standard">
      <style:text-properties fo:color="#c9211e" loext:opacity="100%" style:font-name="Liberation Sans" officeooo:rsid="001665c1" officeooo:paragraph-rsid="001665c1"/>
    </style:style>
    <style:style style:name="P2" style:family="paragraph" style:parent-style-name="Standard">
      <style:text-properties fo:color="#c9211e" loext:opacity="100%" style:font-name="Liberation Sans" officeooo:rsid="00151da5" officeooo:paragraph-rsid="00151da5"/>
    </style:style>
    <style:style style:name="P3" style:family="paragraph" style:parent-style-name="Standard">
      <style:text-properties fo:color="#ff0000" loext:opacity="100%" style:font-name="Liberation Sans" officeooo:rsid="001665c1" officeooo:paragraph-rsid="001665c1"/>
    </style:style>
    <style:style style:name="P4" style:family="paragraph" style:parent-style-name="Standard">
      <style:text-properties style:font-name="Liberation Sans" officeooo:rsid="001665c1" officeooo:paragraph-rsid="001665c1"/>
    </style:style>
    <style:style style:name="P5" style:family="paragraph" style:parent-style-name="Standard">
      <style:text-properties fo:color="#2a6099" loext:opacity="100%" style:font-name="Liberation Sans" officeooo:rsid="001665c1" officeooo:paragraph-rsid="001665c1"/>
    </style:style>
    <style:style style:name="T1" style:family="text">
      <style:text-properties officeooo:rsid="00151da5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151da5"/>
    </style:style>
    <style:style style:name="T4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- <text:span text:style-name="T4">Escribir o resultado das seguintes expresions</text:span></text:p>
      <text:p text:style-name="P1"><text:span text:style-name="T1">A) </text:span><text:span text:style-name="T3">-35</text:span></text:p>
      <text:p text:style-name="P2">B) <text:span text:style-name="T2">-2</text:span></text:p>
      <text:p text:style-name="P2">C) <text:span text:style-name="T2">3</text:span></text:p>
      <text:p text:style-name="P2">D) <text:span text:style-name="T2">29</text:span></text:p>
      <text:p text:style-name="P2">E) <text:span text:style-name="T2">6</text:span></text:p>
      <text:p text:style-name="P1">F) <text:span text:style-name="T2">0</text:span></text:p>
      <text:p text:style-name="P1">G) <text:span text:style-name="T2">450</text:span></text:p>
      <text:p text:style-name="P1">H) <text:span text:style-name="T2">4</text:span></text:p>
      <text:p text:style-name="P4"/>
      <text:p text:style-name="P4">2- Cales dos seguintes nomes de variables non son validos?</text:p>
      <text:p text:style-name="P1">A) <text:span text:style-name="T2">Salto+Mortal tiene un operador, por lo que no se puede usar </text:span></text:p>
      <text:p text:style-name="P1"><text:s text:c="5"/><text:span text:style-name="T2">Salto_ Mortal tiene un espacio por lo que no se puede usar</text:span></text:p>
      <text:p text:style-name="P5"><text:s text:c="4"/>2Salto no puede empezar por número</text:p>
      <text:p text:style-name="P5"><text:s text:c="4"/>“salto” es un valor no una variable</text:p>
      <text:p text:style-name="P5"/>
      <text:p text:style-name="P1">B) <text:span text:style-name="T2">Cantidade Total no se puede usar puesto que tiene un espacio en medio</text:span></text:p>
      <text:p text:style-name="P4"/>
      <text:p text:style-name="P4">3- Expresar, utilizando operadores aritméticos, as seguintes expresións matemáticas</text:p>
      <text:p text:style-name="P1">A) <text:span text:style-name="T2">(M + N)/N</text:span></text:p>
      <text:p text:style-name="P1">B) <text:span text:style-name="T2">((M+N)/P)/((P-R)/S)</text:span></text:p>
      <text:p text:style-name="P1">C) <text:span text:style-name="T2">(M+4)/(P-Q)</text:span></text:p>
      <text:p text:style-name="P1">D) <text:span text:style-name="T2">(C*R*T)/100</text:span></text:p>
      <text:p text:style-name="P1">E) <text:span text:style-name="T2">(M+N)/(P+(Q/R))</text:span></text:p>
      <text:p text:style-name="P1">F)<text:span text:style-name="T2"> (M/N)*(P+Q)</text:span></text:p>
      <text:p text:style-name="P1">G <text:span text:style-name="T2">(N*(1+I)^T*I)/((1+I)^T-1)</text:span></text:p>
      <text:p text:style-name="P4"/>
      <text:p text:style-name="P4">4- Avalia as seguintes expresións</text:p>
      <text:p text:style-name="P1">A) <text:span text:style-name="T2">False</text:span></text:p>
      <text:p text:style-name="P1">B) <text:span text:style-name="T2">True</text:span></text:p>
      <text:p text:style-name="P1">C) <text:span text:style-name="T2">True</text:span></text:p>
      <text:p text:style-name="P1">D) <text:span text:style-name="T2">False</text:span></text:p>
      <text:p text:style-name="P1">E) <text:span text:style-name="T2">False</text:span></text:p>
      <text:p text:style-name="P1">F) <text:span text:style-name="T2">False</text:span></text:p>
      <text:p text:style-name="P1">G) <text:span text:style-name="T2">True</text:span></text:p>
      <text:p text:style-name="P1"/>
      <text:p text:style-name="P4">5- Avaliar as seguintes expresións, tendo en conta que as variables teñen os valores: </text:p>
      <text:p text:style-name="P3">E) <text:span text:style-name="T2">True </text:span></text:p>
      <text:p text:style-name="P3">F) <text:span text:style-name="T2">False</text:span></text:p>
      <text:p text:style-name="P3">A2) <text:span text:style-name="T2">False</text:span></text:p>
      <text:p text:style-name="P3">B2) <text:span text:style-name="T2">True</text:span></text:p>
      <text:p text:style-name="P3">C2) <text:span text:style-name="T2">True</text:span></text:p>
      <text:p text:style-name="P3">A) <text:span text:style-name="T2">False</text:span></text:p>
      <text:p text:style-name="P3">B) <text:span text:style-name="T2">True</text:span></text:p>
      <text:p text:style-name="P3">C) <text:span text:style-name="T2">False</text:span></text:p>
      <text:p text:style-name="Standard">D) <text:span text:style-name="T2">Fals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undina Sans" svg:font-family="'Arundina Sans'" style:font-family-generic="swiss" style:font-pitch="variable"/>
    <style:font-face style:name="DejaVu Sans" svg:font-family="'DejaVu Sans'" style:font-family-generic="system" style:font-pitch="variable"/>
    <style:font-face style:name="FontAwesome" svg:font-family="FontAwesom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AMS" svg:font-family="MathJax_AMS" style:font-pitch="variable"/>
    <style:font-face style:name="Noto Color Emoji" svg:font-family="'Noto Color Emoji'" style:font-pitch="fixed"/>
    <style:font-face style:name="Noto Sans Arabic ExtBd" svg:font-family="'Noto Sans Arabic ExtBd'" style:font-family-generic="swiss" style:font-pitch="variable"/>
    <style:font-face style:name="Noto Sans Sinhala" svg:font-family="'Noto Sans Sinhala'" style:font-family-generic="swiss" style:font-pitch="variable"/>
    <style:font-face style:name="Noto Serif CJK HK" svg:font-family="'Noto Serif CJK HK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ff0000" loext:opacity="100%" style:font-name="Liberation Sans" fo:font-family="'Liberation Sans'" style:font-family-generic="swiss" style:font-pitch="variable" officeooo:rsid="001665c1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2T14:05:20.021286530</dc:date>
    <meta:editing-duration>PT4H16M11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41" meta:word-count="160" meta:character-count="867" meta:non-whitespace-character-count="732"/>
  </office:meta>
</office:document-meta>
</file>